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FreeMono" svg:font-family="FreeMono" style:font-adornments="Normal" style:font-family-generic="modern" style:font-pitch="variable"/>
    <style:font-face style:name="FreeMono1" svg:font-family="FreeMono" style:font-adornments="Negrita itálica" style:font-family-generic="modern" style:font-pitch="fixed"/>
    <style:font-face style:name="FreeMono2" svg:font-family="FreeMono" style:font-adornments="Negrita" style:font-family-generic="modern" style:font-pitch="variable"/>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cm" table:align="margins"/>
    </style:style>
    <style:style style:name="Tabla1.A" style:family="table-column">
      <style:table-column-properties style:column-width="3.815cm" style:rel-column-width="13890*"/>
    </style:style>
    <style:style style:name="Tabla1.B" style:family="table-column">
      <style:table-column-properties style:column-width="7.094cm" style:rel-column-width="25828*"/>
    </style:style>
    <style:style style:name="Tabla1.C" style:family="table-column">
      <style:table-column-properties style:column-width="7.091cm" style:rel-column-width="25817*"/>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8cm" table:align="margins"/>
    </style:style>
    <style:style style:name="Tabla2.A" style:family="table-column">
      <style:table-column-properties style:column-width="6.001cm" style:rel-column-width="21845*"/>
    </style:style>
    <style:style style:name="Tabla2.A1" style:family="table-cell">
      <style:table-cell-properties style:vertical-align="middle" fo:background-color="#dedce6" fo:padding="0.097cm" fo:border-left="0.05pt solid #000000" fo:border-right="none" fo:border-top="0.05pt solid #000000" fo:border-bottom="0.05pt solid #000000">
        <style:background-image/>
      </style:table-cell-properties>
    </style:style>
    <style:style style:name="Tabla2.C1" style:family="table-cell">
      <style:table-cell-properties style:vertical-align="middle" fo:background-color="#dedce6"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none" fo:border-top="none" fo:border-bottom="0.05pt solid #000000"/>
    </style:style>
    <style:style style:name="Tabla2.C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none" fo:border-top="none" fo:border-bottom="0.05pt solid #000000"/>
    </style:style>
    <style:style style:name="Tabla2.C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none" fo:border-top="none" fo:border-bottom="0.05pt solid #000000"/>
    </style:style>
    <style:style style:name="Tabla2.C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none" fo:border-top="none" fo:border-bottom="0.05pt solid #000000"/>
    </style:style>
    <style:style style:name="Tabla2.C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none" fo:border-top="none" fo:border-bottom="0.05pt solid #000000"/>
    </style:style>
    <style:style style:name="Tabla2.C8" style:family="table-cell">
      <style:table-cell-properties style:vertical-align="middle" fo:padding="0.097cm" fo:border-left="0.05pt solid #000000" fo:border-right="0.05pt solid #000000" fo:border-top="none" fo:border-bottom="0.05pt solid #000000"/>
    </style:style>
    <style:style style:name="Tabla2.A9" style:family="table-cell">
      <style:table-cell-properties style:vertical-align="middle" fo:padding="0.097cm" fo:border-left="0.05pt solid #000000" fo:border-right="none" fo:border-top="none" fo:border-bottom="0.05pt solid #000000"/>
    </style:style>
    <style:style style:name="Tabla2.B9" style:family="table-cell">
      <style:table-cell-properties style:vertical-align="middle" fo:padding="0.097cm" fo:border-left="0.05pt solid #000000" fo:border-right="none" fo:border-top="none" fo:border-bottom="0.05pt solid #000000"/>
    </style:style>
    <style:style style:name="Tabla2.C9" style:family="table-cell">
      <style:table-cell-properties style:vertical-align="middle" fo:padding="0.097cm" fo:border-left="0.05pt solid #000000" fo:border-right="0.05pt solid #000000" fo:border-top="none" fo:border-bottom="0.05pt solid #000000"/>
    </style:style>
    <style:style style:name="Tabla2.A10" style:family="table-cell">
      <style:table-cell-properties style:vertical-align="middle" fo:padding="0.097cm" fo:border-left="0.05pt solid #000000" fo:border-right="none" fo:border-top="none" fo:border-bottom="0.05pt solid #000000"/>
    </style:style>
    <style:style style:name="Tabla2.B10" style:family="table-cell">
      <style:table-cell-properties style:vertical-align="middle" fo:padding="0.097cm" fo:border-left="0.05pt solid #000000" fo:border-right="none" fo:border-top="none" fo:border-bottom="0.05pt solid #000000"/>
    </style:style>
    <style:style style:name="Tabla2.C10" style:family="table-cell">
      <style:table-cell-properties style:vertical-align="middle" fo:padding="0.097cm" fo:border-left="0.05pt solid #000000" fo:border-right="0.05pt solid #000000" fo:border-top="none" fo:border-bottom="0.05pt solid #000000"/>
    </style:style>
    <style:style style:name="Tabla2.A11" style:family="table-cell">
      <style:table-cell-properties style:vertical-align="middle" fo:padding="0.097cm" fo:border-left="0.05pt solid #000000" fo:border-right="none" fo:border-top="none" fo:border-bottom="0.05pt solid #000000"/>
    </style:style>
    <style:style style:name="Tabla2.B11" style:family="table-cell">
      <style:table-cell-properties style:vertical-align="middle" fo:padding="0.097cm" fo:border-left="0.05pt solid #000000" fo:border-right="none" fo:border-top="none" fo:border-bottom="0.05pt solid #000000"/>
    </style:style>
    <style:style style:name="Tabla2.C11" style:family="table-cell">
      <style:table-cell-properties style:vertical-align="middle" fo:padding="0.097cm" fo:border-left="0.05pt solid #000000" fo:border-right="0.05pt solid #000000" fo:border-top="none" fo:border-bottom="0.05pt solid #000000"/>
    </style:style>
    <style:style style:name="Tabla2.A12" style:family="table-cell">
      <style:table-cell-properties style:vertical-align="middle" fo:padding="0.097cm" fo:border-left="0.05pt solid #000000" fo:border-right="none" fo:border-top="none" fo:border-bottom="0.05pt solid #000000"/>
    </style:style>
    <style:style style:name="Tabla2.B12" style:family="table-cell">
      <style:table-cell-properties style:vertical-align="middle" fo:padding="0.097cm" fo:border-left="0.05pt solid #000000" fo:border-right="none" fo:border-top="none" fo:border-bottom="0.05pt solid #000000"/>
    </style:style>
    <style:style style:name="Tabla2.C12" style:family="table-cell">
      <style:table-cell-properties style:vertical-align="middle" fo:padding="0.097cm" fo:border-left="0.05pt solid #000000" fo:border-right="0.05pt solid #000000" fo:border-top="none" fo:border-bottom="0.05pt solid #000000"/>
    </style:style>
    <style:style style:name="Tabla2.A13" style:family="table-cell">
      <style:table-cell-properties style:vertical-align="middle" fo:padding="0.097cm" fo:border-left="0.05pt solid #000000" fo:border-right="none" fo:border-top="none" fo:border-bottom="0.05pt solid #000000"/>
    </style:style>
    <style:style style:name="Tabla2.B13" style:family="table-cell">
      <style:table-cell-properties style:vertical-align="middle" fo:padding="0.097cm" fo:border-left="0.05pt solid #000000" fo:border-right="none" fo:border-top="none" fo:border-bottom="0.05pt solid #000000"/>
    </style:style>
    <style:style style:name="Tabla2.C13" style:family="table-cell">
      <style:table-cell-properties style:vertical-align="middle" fo:padding="0.097cm" fo:border-left="0.05pt solid #000000" fo:border-right="0.05pt solid #000000" fo:border-top="none" fo:border-bottom="0.05pt solid #000000"/>
    </style:style>
    <style:style style:name="Tabla2.A14" style:family="table-cell">
      <style:table-cell-properties style:vertical-align="middle" fo:padding="0.097cm" fo:border-left="0.05pt solid #000000" fo:border-right="none" fo:border-top="none" fo:border-bottom="0.05pt solid #000000"/>
    </style:style>
    <style:style style:name="Tabla2.B14" style:family="table-cell">
      <style:table-cell-properties style:vertical-align="middle" fo:padding="0.097cm" fo:border-left="0.05pt solid #000000" fo:border-right="none" fo:border-top="none" fo:border-bottom="0.05pt solid #000000"/>
    </style:style>
    <style:style style:name="Tabla2.C14" style:family="table-cell">
      <style:table-cell-properties style:vertical-align="middle" fo:padding="0.097cm" fo:border-left="0.05pt solid #000000" fo:border-right="0.05pt solid #000000" fo:border-top="none" fo:border-bottom="0.05pt solid #000000"/>
    </style:style>
    <style:style style:name="Tabla2.A15" style:family="table-cell">
      <style:table-cell-properties style:vertical-align="middle" fo:padding="0.097cm" fo:border-left="0.05pt solid #000000" fo:border-right="none" fo:border-top="none" fo:border-bottom="0.05pt solid #000000"/>
    </style:style>
    <style:style style:name="Tabla2.B15" style:family="table-cell">
      <style:table-cell-properties style:vertical-align="middle" fo:padding="0.097cm" fo:border-left="0.05pt solid #000000" fo:border-right="none" fo:border-top="none" fo:border-bottom="0.05pt solid #000000"/>
    </style:style>
    <style:style style:name="Tabla2.C15"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8cm" table:align="margins"/>
    </style:style>
    <style:style style:name="Tabla3.A" style:family="table-column">
      <style:table-column-properties style:column-width="9.001cm" style:rel-column-width="32767*"/>
    </style:style>
    <style:style style:name="Tabla3.A1" style:family="table-cell">
      <style:table-cell-properties style:vertical-align="middle" fo:background-color="#dddddd"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8cm" table:align="margins"/>
    </style:style>
    <style:style style:name="Tabla4.A" style:family="table-column">
      <style:table-column-properties style:column-width="9.001cm" style:rel-column-width="32767*"/>
    </style:style>
    <style:style style:name="Tabla4.A1" style:family="table-cell">
      <style:table-cell-properties style:vertical-align="middle" fo:background-color="#dddddd"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padding="0.097cm" fo:border-left="0.05pt solid #000000" fo:border-right="none"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padding="0.097cm" fo:border-left="0.05pt solid #000000" fo:border-right="none" fo:border-top="none" fo:border-bottom="0.05pt solid #000000"/>
    </style:style>
    <style:style style:name="Tabla4.B5" style:family="table-cell">
      <style:table-cell-properties style:vertical-align="middle" fo:padding="0.097cm" fo:border-left="0.05pt solid #000000" fo:border-right="0.05pt solid #000000" fo:border-top="none" fo:border-bottom="0.05pt solid #000000"/>
    </style:style>
    <style:style style:name="Tabla4.6" style:family="table-row">
      <style:table-row-properties style:min-row-height="0.714cm"/>
    </style:style>
    <style:style style:name="Tabla4.A6" style:family="table-cell">
      <style:table-cell-properties style:vertical-align="middle" fo:padding="0.097cm" fo:border-left="0.05pt solid #000000" fo:border-right="none" fo:border-top="none" fo:border-bottom="0.05pt solid #000000"/>
    </style:style>
    <style:style style:name="Tabla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P3" style:family="paragraph" style:parent-style-name="_21_Enunciado">
      <style:text-properties officeooo:rsid="00178330" officeooo:paragraph-rsid="0021c3a7"/>
    </style:style>
    <style:style style:name="P4" style:family="paragraph" style:parent-style-name="_21_Enunciado">
      <style:text-properties officeooo:rsid="00178330" officeooo:paragraph-rsid="002764a0"/>
    </style:style>
    <style:style style:name="P5" style:family="paragraph" style:parent-style-name="_21_Enunciado">
      <style:paragraph-properties fo:break-before="page"/>
      <style:text-properties officeooo:rsid="00178330" officeooo:paragraph-rsid="002764a0"/>
    </style:style>
    <style:style style:name="P6" style:family="paragraph" style:parent-style-name="_21_Respuesta">
      <style:text-properties officeooo:rsid="00178330" officeooo:paragraph-rsid="0028125e"/>
    </style:style>
    <style:style style:name="P7" style:family="paragraph" style:parent-style-name="_21_Enunciado">
      <style:text-properties officeooo:rsid="00178330" officeooo:paragraph-rsid="00407071"/>
    </style:style>
    <style:style style:name="P8" style:family="paragraph" style:parent-style-name="_21_Enunciado">
      <style:text-properties fo:color="#ff0000" loext:opacity="100%" officeooo:rsid="002764a0" officeooo:paragraph-rsid="002764a0"/>
    </style:style>
    <style:style style:name="P9" style:family="paragraph" style:parent-style-name="_21_Enunciado">
      <style:paragraph-properties fo:break-before="page"/>
      <style:text-properties fo:color="#ff0000" loext:opacity="100%" style:font-name="FreeMono2" fo:font-size="12pt" fo:font-weight="bold" officeooo:rsid="00215017" officeooo:paragraph-rsid="003cee61"/>
    </style:style>
    <style:style style:name="P10" style:family="paragraph" style:parent-style-name="_21_Enunciado">
      <style:text-properties style:font-name="FreeMono" fo:font-size="12pt" officeooo:rsid="00378dfa" officeooo:paragraph-rsid="00378dfa"/>
    </style:style>
    <style:style style:name="P11" style:family="paragraph" style:parent-style-name="_21_Enunciado">
      <style:text-properties style:font-name="FreeMono" fo:font-size="12pt" officeooo:rsid="00378dfa" officeooo:paragraph-rsid="003981ec"/>
    </style:style>
    <style:style style:name="P12" style:family="paragraph" style:parent-style-name="_21_Enunciado">
      <style:text-properties style:font-name="FreeMono" fo:font-size="12pt" officeooo:rsid="00378dfa" officeooo:paragraph-rsid="003cee61"/>
    </style:style>
    <style:style style:name="P13" style:family="paragraph" style:parent-style-name="_21_Enunciado">
      <style:text-properties style:font-name="FreeMono" fo:font-size="12pt" officeooo:rsid="00378dfa" officeooo:paragraph-rsid="0044d2da"/>
    </style:style>
    <style:style style:name="P14" style:family="paragraph" style:parent-style-name="_21_Enunciado">
      <style:text-properties style:font-name="FreeMono" fo:font-size="12pt" officeooo:rsid="00378dfa" officeooo:paragraph-rsid="0046043a"/>
    </style:style>
    <style:style style:name="P15" style:family="paragraph" style:parent-style-name="_21_Enunciado">
      <style:paragraph-properties fo:break-before="page"/>
      <style:text-properties style:font-name="FreeMono" fo:font-size="12pt" officeooo:rsid="00378dfa" officeooo:paragraph-rsid="004d91d8"/>
    </style:style>
    <style:style style:name="P16" style:family="paragraph" style:parent-style-name="_21_Respuesta">
      <style:text-properties style:font-name="FreeMono" fo:font-size="12pt" officeooo:rsid="0028a33b" officeooo:paragraph-rsid="0028a33b"/>
    </style:style>
    <style:style style:name="P17" style:family="paragraph" style:parent-style-name="_21_Respuesta">
      <style:text-properties style:font-name="FreeMono" fo:font-size="12pt" officeooo:rsid="0029d0dd" officeooo:paragraph-rsid="0029d0dd"/>
    </style:style>
    <style:style style:name="P18" style:family="paragraph" style:parent-style-name="_21_Respuesta">
      <style:text-properties style:font-name="FreeMono" fo:font-size="12pt" officeooo:rsid="002bbe2a" officeooo:paragraph-rsid="002bbe2a"/>
    </style:style>
    <style:style style:name="P19" style:family="paragraph" style:parent-style-name="_21_Respuesta">
      <style:text-properties style:font-name="FreeMono" fo:font-size="12pt" officeooo:rsid="002d38b2" officeooo:paragraph-rsid="002d38b2"/>
    </style:style>
    <style:style style:name="P20" style:family="paragraph" style:parent-style-name="_21_Respuesta">
      <style:text-properties style:font-name="FreeMono" fo:font-size="12pt" officeooo:rsid="00339031" officeooo:paragraph-rsid="00339031"/>
    </style:style>
    <style:style style:name="P21" style:family="paragraph" style:parent-style-name="_21_Respuesta">
      <style:text-properties style:font-name="FreeMono" fo:font-size="12pt" officeooo:rsid="00349541" officeooo:paragraph-rsid="00349541"/>
    </style:style>
    <style:style style:name="P22" style:family="paragraph" style:parent-style-name="_21_Respuesta">
      <style:text-properties style:font-name="FreeMono" fo:font-size="12pt" officeooo:rsid="0034be5a" officeooo:paragraph-rsid="0034be5a"/>
    </style:style>
    <style:style style:name="P23" style:family="paragraph" style:parent-style-name="_21_Respuesta">
      <style:text-properties style:font-name="FreeMono" fo:font-size="12pt" officeooo:rsid="0034edf4" officeooo:paragraph-rsid="0034edf4"/>
    </style:style>
    <style:style style:name="P24" style:family="paragraph" style:parent-style-name="_21_Respuesta">
      <style:text-properties style:font-name="FreeMono" fo:font-size="12pt" officeooo:rsid="0036d084" officeooo:paragraph-rsid="0036d084"/>
    </style:style>
    <style:style style:name="P25" style:family="paragraph" style:parent-style-name="_21_Respuesta">
      <style:text-properties style:font-name="FreeMono" fo:font-size="12pt" officeooo:rsid="00379cbb" officeooo:paragraph-rsid="00379cbb"/>
    </style:style>
    <style:style style:name="P26" style:family="paragraph" style:parent-style-name="_21_Respuesta">
      <style:text-properties style:font-name="FreeMono" fo:font-size="12pt" officeooo:rsid="003981ec" officeooo:paragraph-rsid="003981ec"/>
    </style:style>
    <style:style style:name="P27" style:family="paragraph" style:parent-style-name="_21_Respuesta">
      <style:text-properties style:font-name="FreeMono" fo:font-size="12pt" officeooo:rsid="003981ec" officeooo:paragraph-rsid="003a64a2"/>
    </style:style>
    <style:style style:name="P28" style:family="paragraph" style:parent-style-name="_21_Respuesta">
      <style:text-properties style:font-name="FreeMono" fo:font-size="12pt" officeooo:rsid="0041e5cf" officeooo:paragraph-rsid="0041e5cf"/>
    </style:style>
    <style:style style:name="P29" style:family="paragraph" style:parent-style-name="Table_20_Contents">
      <style:paragraph-properties fo:text-align="center" style:justify-single-word="false"/>
      <style:text-properties style:font-name="FreeMono" fo:font-size="12pt" officeooo:rsid="003ddf64" officeooo:paragraph-rsid="003ddf64"/>
    </style:style>
    <style:style style:name="P30" style:family="paragraph" style:parent-style-name="Table_20_Contents">
      <style:paragraph-properties fo:text-align="center" style:justify-single-word="false"/>
      <style:text-properties style:font-name="FreeMono" fo:font-size="12pt" fo:font-weight="bold" officeooo:rsid="003ddf64" officeooo:paragraph-rsid="003ddf64" style:font-weight-asian="bold" style:font-weight-complex="bold"/>
    </style:style>
    <style:style style:name="P31" style:family="paragraph" style:parent-style-name="Table_20_Contents">
      <style:paragraph-properties fo:text-align="center" style:justify-single-word="false"/>
      <style:text-properties style:font-name="FreeMono" fo:font-size="12pt" fo:font-weight="bold" officeooo:rsid="00485f9d" officeooo:paragraph-rsid="00485f9d" style:font-weight-asian="bold" style:font-weight-complex="bold"/>
    </style:style>
    <style:style style:name="P32" style:family="paragraph" style:parent-style-name="Table_20_Contents">
      <style:paragraph-properties fo:text-align="center" style:justify-single-word="false"/>
      <style:text-properties style:font-name="FreeMono" fo:font-size="12pt" officeooo:rsid="003ec7ab"/>
    </style:style>
    <style:style style:name="P33" style:family="paragraph" style:parent-style-name="Table_20_Contents">
      <style:paragraph-properties fo:text-align="center" style:justify-single-word="false"/>
      <style:text-properties style:font-name="FreeMono" fo:font-size="12pt" officeooo:rsid="003ec7ab" officeooo:paragraph-rsid="003ec7ab"/>
    </style:style>
    <style:style style:name="P34" style:family="paragraph" style:parent-style-name="Table_20_Contents">
      <style:paragraph-properties fo:text-align="justify" style:justify-single-word="false"/>
      <style:text-properties style:font-name="FreeMono" fo:font-size="12pt" officeooo:rsid="0048b183" officeooo:paragraph-rsid="0048b183"/>
    </style:style>
    <style:style style:name="P35" style:family="paragraph" style:parent-style-name="Table_20_Contents">
      <style:paragraph-properties fo:text-align="center" style:justify-single-word="false"/>
      <style:text-properties style:font-name="FreeMono" fo:font-size="12pt" officeooo:rsid="004a75c4" officeooo:paragraph-rsid="004a75c4"/>
    </style:style>
    <style:style style:name="P36" style:family="paragraph" style:parent-style-name="Table_20_Contents">
      <style:paragraph-properties fo:text-align="center" style:justify-single-word="false"/>
      <style:text-properties style:font-name="FreeMono" fo:font-size="12pt" officeooo:rsid="004b0d37" officeooo:paragraph-rsid="004b0d37"/>
    </style:style>
    <style:style style:name="P37" style:family="paragraph" style:parent-style-name="Table_20_Contents">
      <style:paragraph-properties fo:text-align="center" style:justify-single-word="false"/>
      <style:text-properties style:font-name="FreeMono" fo:font-size="12pt" officeooo:rsid="004cce00" officeooo:paragraph-rsid="004cce00"/>
    </style:style>
    <style:style style:name="P38" style:family="paragraph" style:parent-style-name="_21_Enunciado">
      <style:paragraph-properties fo:break-before="page"/>
    </style:style>
    <style:style style:name="P39" style:family="paragraph" style:parent-style-name="_21_Respuesta">
      <style:text-properties officeooo:rsid="0041e5cf" officeooo:paragraph-rsid="0041e5cf"/>
    </style:style>
    <style:style style:name="P40" style:family="paragraph" style:parent-style-name="_21_Enunciado" style:master-page-name="HTML">
      <style:paragraph-properties style:page-number="auto"/>
      <style:text-properties fo:color="#ff0000" loext:opacity="100%" style:font-name="FreeMono2" fo:font-size="12pt" fo:font-weight="bold" officeooo:rsid="00215017" officeooo:paragraph-rsid="00215017"/>
    </style:style>
    <style:style style:name="P41" style:family="paragraph" style:parent-style-name="_21_Enunciado">
      <style:text-properties fo:color="#ff0000" loext:opacity="100%" style:font-name="FreeMono" fo:font-size="12pt" officeooo:rsid="00378dfa" officeooo:paragraph-rsid="003cee61"/>
    </style:style>
    <style:style style:name="P42" style:family="paragraph" style:parent-style-name="_21_Enunciado">
      <style:text-properties fo:color="#ff0000" loext:opacity="100%" style:font-name="FreeMono" fo:font-size="12pt" fo:font-weight="bold" officeooo:rsid="0046043a" officeooo:paragraph-rsid="004d91d8"/>
    </style:style>
    <style:style style:name="P43" style:family="paragraph" style:parent-style-name="_21_Enunciado">
      <style:text-properties fo:color="#ff0000" loext:opacity="100%" officeooo:rsid="002764a0" officeooo:paragraph-rsid="00407071"/>
    </style:style>
    <style:style style:name="P44" style:family="paragraph" style:parent-style-name="_21_Enunciado">
      <style:text-properties style:font-name="FreeMono" fo:font-size="12pt" officeooo:rsid="004fe439" officeooo:paragraph-rsid="004fe439"/>
    </style:style>
    <style:style style:name="P45" style:family="paragraph" style:parent-style-name="_21_Enunciado">
      <style:text-properties style:font-name="FreeMono" fo:font-size="12pt" officeooo:rsid="004fe439" officeooo:paragraph-rsid="005309b8"/>
    </style:style>
    <style:style style:name="P46" style:family="paragraph" style:parent-style-name="_21_Enunciado">
      <style:text-properties style:font-name="FreeMono" fo:font-size="12pt" officeooo:rsid="00571fe8" officeooo:paragraph-rsid="005a196e"/>
    </style:style>
    <style:style style:name="P47" style:family="paragraph" style:parent-style-name="_21_Enunciado">
      <style:text-properties officeooo:rsid="005bc490" officeooo:paragraph-rsid="005bc490"/>
    </style:style>
    <style:style style:name="P48" style:family="paragraph" style:parent-style-name="_21_Respuesta">
      <style:text-properties style:font-name="FreeMono" fo:font-size="12pt" officeooo:rsid="003981ec" officeooo:paragraph-rsid="004d91d8"/>
    </style:style>
    <style:style style:name="P49" style:family="paragraph" style:parent-style-name="_21_Respuesta">
      <style:text-properties style:font-name="FreeMono" fo:font-size="12pt" officeooo:rsid="00571fe8" officeooo:paragraph-rsid="00571fe8"/>
    </style:style>
    <style:style style:name="P50" style:family="paragraph" style:parent-style-name="_21_Respuesta">
      <style:text-properties fo:color="#000000" loext:opacity="100%" fo:font-weight="normal" style:font-weight-asian="normal" style:font-weight-complex="normal"/>
    </style:style>
    <style:style style:name="P51" style:family="paragraph" style:parent-style-name="_21_Respuesta">
      <style:text-properties officeooo:paragraph-rsid="005eb362"/>
    </style:style>
    <style:style style:name="P52" style:family="paragraph" style:parent-style-name="Table_20_Contents">
      <style:paragraph-properties fo:text-align="center" style:justify-single-word="false"/>
      <style:text-properties style:font-name="FreeMono" fo:font-size="12pt" officeooo:rsid="004a75c4" officeooo:paragraph-rsid="004cce00"/>
    </style:style>
    <style:style style:name="P53" style:family="paragraph" style:parent-style-name="Table_20_Contents">
      <style:paragraph-properties fo:text-align="justify" style:justify-single-word="false"/>
      <style:text-properties style:font-name="FreeMono" fo:font-size="12pt" officeooo:rsid="004ee672" officeooo:paragraph-rsid="004ee672"/>
    </style:style>
    <style:style style:name="P54" style:family="paragraph" style:parent-style-name="Table_20_Contents">
      <style:paragraph-properties fo:text-align="justify" style:justify-single-word="false"/>
      <style:text-properties style:font-name="FreeMono" fo:font-size="12pt" officeooo:rsid="004ee672" officeooo:paragraph-rsid="005309b8"/>
    </style:style>
    <style:style style:name="P55" style:family="paragraph" style:parent-style-name="Table_20_Contents">
      <style:paragraph-properties fo:text-align="center" style:justify-single-word="false"/>
      <style:text-properties style:font-name="FreeMono" fo:font-size="12pt" fo:font-weight="bold" officeooo:rsid="004ee672" officeooo:paragraph-rsid="004ee672" style:font-weight-asian="bold" style:font-weight-complex="bold"/>
    </style:style>
    <style:style style:name="P56" style:family="paragraph" style:parent-style-name="Table_20_Contents">
      <style:paragraph-properties fo:text-align="center" style:justify-single-word="false"/>
      <style:text-properties style:font-name="FreeMono" fo:font-size="12pt" fo:font-weight="bold" officeooo:rsid="004ee672" officeooo:paragraph-rsid="005309b8" style:font-weight-asian="bold" style:font-weight-complex="bold"/>
    </style:style>
    <style:style style:name="P57" style:family="paragraph" style:parent-style-name="Table_20_Contents">
      <style:paragraph-properties fo:text-align="justify" style:justify-single-word="false"/>
      <style:text-properties style:font-name="FreeMono" fo:font-size="12pt" officeooo:rsid="005309b8" officeooo:paragraph-rsid="005309b8"/>
    </style:style>
    <style:style style:name="P58" style:family="paragraph" style:parent-style-name="Table_20_Contents">
      <style:paragraph-properties fo:text-align="justify" style:justify-single-word="false"/>
      <style:text-properties style:font-name="FreeMono" fo:font-size="12pt" officeooo:rsid="0054e8a8" officeooo:paragraph-rsid="0054e8a8"/>
    </style:style>
    <style:style style:name="P59" style:family="paragraph" style:parent-style-name="Table_20_Contents">
      <style:paragraph-properties fo:text-align="justify" style:justify-single-word="false"/>
      <style:text-properties style:font-name="FreeMono" fo:font-size="12pt" officeooo:rsid="00565a4c" officeooo:paragraph-rsid="00565a4c"/>
    </style:style>
    <style:style style:name="T1" style:family="text">
      <style:text-properties officeooo:rsid="0020446a"/>
    </style:style>
    <style:style style:name="T2" style:family="text">
      <style:text-properties style:font-name="FreeMono4" fo:font-size="11pt" style:font-size-asian="11pt" style:font-size-complex="11pt"/>
    </style:style>
    <style:style style:name="T3" style:family="text">
      <style:text-properties style:font-name="FreeMono4" fo:font-size="11pt" officeooo:rsid="0011b881" style:font-size-asian="11pt" style:font-size-complex="11pt"/>
    </style:style>
    <style:style style:name="T4" style:family="text">
      <style:text-properties style:font-name="FreeMono4" fo:font-size="11pt" officeooo:rsid="001c4cd6" style:font-size-asian="11pt" style:font-size-complex="11pt"/>
    </style:style>
    <style:style style:name="T5" style:family="text">
      <style:text-properties fo:color="#ff0000" loext:opacity="100%"/>
    </style:style>
    <style:style style:name="T6" style:family="text">
      <style:text-properties fo:color="#ff0000" loext:opacity="100%" officeooo:rsid="002764a0"/>
    </style:style>
    <style:style style:name="T7" style:family="text">
      <style:text-properties fo:color="#ff0000" loext:opacity="100%" officeooo:rsid="003981ec"/>
    </style:style>
    <style:style style:name="T8" style:family="text">
      <style:text-properties fo:color="#ff0000" loext:opacity="100%" fo:font-weight="bold" officeooo:rsid="0044d2da"/>
    </style:style>
    <style:style style:name="T9" style:family="text">
      <style:text-properties fo:color="#ff0000" loext:opacity="100%" fo:font-weight="bold" officeooo:rsid="0046043a"/>
    </style:style>
    <style:style style:name="T10" style:family="text">
      <style:text-properties fo:color="#ff0000" loext:opacity="100%" fo:font-weight="bold" officeooo:rsid="004d91d8"/>
    </style:style>
    <style:style style:name="T11" style:family="text">
      <style:text-properties fo:color="#ff0000" loext:opacity="100%" style:font-name="FreeMono2" fo:font-size="12pt" fo:font-weight="bold" officeooo:rsid="00407071"/>
    </style:style>
    <style:style style:name="T12" style:family="text">
      <style:text-properties fo:color="#00a933" loext:opacity="100%"/>
    </style:style>
    <style:style style:name="T13" style:family="text">
      <style:text-properties fo:color="#00a933" loext:opacity="100%" officeooo:rsid="00454869"/>
    </style:style>
    <style:style style:name="T14" style:family="text">
      <style:text-properties fo:color="#00a933" loext:opacity="100%" fo:font-weight="bold"/>
    </style:style>
    <style:style style:name="T15" style:family="text">
      <style:text-properties officeooo:rsid="0026b76e"/>
    </style:style>
    <style:style style:name="T16" style:family="text">
      <style:text-properties officeooo:rsid="00291944"/>
    </style:style>
    <style:style style:name="T17" style:family="text">
      <style:text-properties officeooo:rsid="002ed940"/>
    </style:style>
    <style:style style:name="T18" style:family="text">
      <style:text-properties officeooo:rsid="002fb428"/>
    </style:style>
    <style:style style:name="T19" style:family="text">
      <style:text-properties officeooo:rsid="0031abcf"/>
    </style:style>
    <style:style style:name="T20" style:family="text">
      <style:text-properties fo:color="#0000ff" loext:opacity="100%" fo:font-weight="bold"/>
    </style:style>
    <style:style style:name="T21" style:family="text">
      <style:text-properties fo:color="#0000ff" loext:opacity="100%" fo:font-weight="bold" officeooo:rsid="003981ec"/>
    </style:style>
    <style:style style:name="T22" style:family="text">
      <style:text-properties fo:color="#0000ff" loext:opacity="100%" fo:font-weight="bold" officeooo:rsid="0046043a"/>
    </style:style>
    <style:style style:name="T23" style:family="text">
      <style:text-properties fo:color="#0000ff" loext:opacity="100%" fo:font-weight="bold" officeooo:rsid="0047b0d7"/>
    </style:style>
    <style:style style:name="T24" style:family="text">
      <style:text-properties fo:color="#0000ff" loext:opacity="100%" style:font-name="FreeMono2" fo:font-size="12pt" fo:font-weight="bold" officeooo:rsid="00454869"/>
    </style:style>
    <style:style style:name="T25" style:family="text">
      <style:text-properties officeooo:rsid="003cee61"/>
    </style:style>
    <style:style style:name="T26" style:family="text">
      <style:text-properties officeooo:rsid="003ec7ab"/>
    </style:style>
    <style:style style:name="T27" style:family="text">
      <style:text-properties officeooo:rsid="00429c59"/>
    </style:style>
    <style:style style:name="T28" style:family="text">
      <style:text-properties officeooo:rsid="00439c5e"/>
    </style:style>
    <style:style style:name="T29" style:family="text">
      <style:text-properties officeooo:rsid="00454869"/>
    </style:style>
    <style:style style:name="T30" style:family="text">
      <style:text-properties style:font-name="FreeMono" fo:font-size="12pt"/>
    </style:style>
    <style:style style:name="T31" style:family="text">
      <style:text-properties style:font-name="FreeMono" fo:font-size="12pt" officeooo:rsid="005d1c5b"/>
    </style:style>
    <style:style style:name="T32" style:family="text">
      <style:text-properties officeooo:rsid="0054e8a8"/>
    </style:style>
    <style:style style:name="T33" style:family="text">
      <style:text-properties officeooo:rsid="0056bfa5"/>
    </style:style>
    <style:style style:name="T34" style:family="text">
      <style:text-properties officeooo:rsid="005d1c5b"/>
    </style:style>
    <style:style style:name="T35" style:family="text">
      <style:text-properties fo:color="#000080" loext:opacity="100%" style:font-name="FreeMono" fo:font-size="12pt" fo:language="zxx" fo:country="none" style:text-underline-style="solid" style:text-underline-width="auto" style:text-underline-color="font-color" officeooo:rsid="005d1c5b"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EJERCICIOS UNIDAD 1 – <text:span text:style-name="T15">BLOQUE 1 – </text:span><text:span text:style-name="T25">SOFTWARE PROGRAMACIÓN</text:span></text:p>
      <text:p text:style-name="P3"><text:span text:style-name="T5">1.-</text:span> Hemos visto que “Un programa informático <text:s/>es más que una serie de órdenes que <text:s/>se llevan a cabo secuencialmente, aplicadas sobre un conjunto de datos” ¿Qué datos procesan los siguientes programas informáticos? <text:s/></text:p>
      <text:p text:style-name="P3"><text:span text:style-name="T12">a)</text:span>Un editor</text:p>
      <text:p text:style-name="P16">Caracteres y cadenas de caracteres.</text:p>
      <text:p text:style-name="P3"><text:span text:style-name="T12">b)</text:span>Una hoja de cálculo</text:p>
      <text:p text:style-name="P16">Números, simbolos aritméticos y caracteres.</text:p>
      <text:p text:style-name="P3"><text:span text:style-name="T12">c)</text:span>Un videojuego</text:p>
      <text:p text:style-name="P16"><text:span text:style-name="T16">Texturas</text:span>, modelos <text:span text:style-name="T16">2D y </text:span>3D, entrada y salida de los periféricos...</text:p>
      <text:p text:style-name="P3"><text:span text:style-name="T12">d)</text:span>Un navegador</text:p>
      <text:p text:style-name="P16">Texto, imágenes y contenido multimedia</text:p>
      <text:p text:style-name="P3"><text:span text:style-name="T12">e)</text:span>Un reproductor de vídeo </text:p>
      <text:p text:style-name="P16">Imágenes</text:p>
      <text:p text:style-name="P4"><text:span text:style-name="T6">2</text:span><text:span text:style-name="T5">.-</text:span> ¿De qué tres elementos consta un lenguaje de programación? Nómbralos y explícalos brevemente.</text:p>
      <text:p text:style-name="P17">Alfabeto (léxico) → formado por en conjunto de símbolos permitidos.</text:p>
      <text:p text:style-name="P17">Sintaxis → normas que indican cómo realizar las construcciones con los símbolos.</text:p>
      <text:p text:style-name="P17">Semántica → reglas que determinan el significado de cualquier construcción del lenguaje.</text:p>
      <text:p text:style-name="P4"><text:span text:style-name="T6">3</text:span><text:span text:style-name="T5">.-</text:span> ¿Qué diferencia hay entre un lenguaje de alto nivel y otro de bajo nivel?</text:p>
      <text:p text:style-name="P18">Los lenguajes de bajo nivel se acercan al lenguaje máquina y al comportamiento del ordenador, son más complicados para el programador pero más sencillos para el PC, los de alto nivel están formados por palabras del lenguaje natural, son más faciles para el programador pero tienen que pasar por más procesos para ser interpretados por el procesador (compilación, enlazado...)</text:p>
      <text:p text:style-name="P4"><text:span text:style-name="T6">4</text:span><text:span text:style-name="T5">.-</text:span> Diferencias entre un compilador y un intérprete</text:p>
      <text:p text:style-name="P19">Un compilador traduce el lenguaje de programación a un programa objeto, informa al programador de los errores en el código, además enlaza el código objeto con las librerías externas necesarias para el corecto funcionamiento.</text:p>
      <text:p text:style-name="P19">Un intérprete ejecuta directamente el código fuente, traduciéndolo sobre la marcha sentencia a sentencia, <text:span text:style-name="T17">no genera fichero objeto</text:span>. <text:span text:style-name="T18">Estos programas son más lentos de ejecutar que los compilados, </text:span><text:span text:style-name="T19">pero son más portables</text:span><text:span text:style-name="T18">.</text:span></text:p>
      <text:p text:style-name="P8"/>
      <text:p text:style-name="P5"><text:span text:style-name="T6">5</text:span><text:span text:style-name="T5">.-</text:span> ¿Cuáles son los diferentes estados por los que pasa el código de un programa desde que se escribe hasta que se ejecuta por el ordenador?</text:p>
      <text:p text:style-name="P20">Al fichero o conjunto de ficheros donde se ahe scrito el código se les llama ficheros fuente, estos son procesados por el compilador y se genera un fichero objeto, después se enlaza con los recursos correspondientes. En el caso de lenguajes interpretados, el fichero fuente se interpreta y traduce mientras se ejecuta.</text:p>
      <text:p text:style-name="P4"><text:span text:style-name="T6">6</text:span><text:span text:style-name="T5">.-</text:span> Cuáles de las siguientes afirmaciones sobre las máquinas virtuales de Java son ciertas: (razona por qué son falsas las demás)</text:p>
      <text:p text:style-name="P4"><text:span text:style-name="T12">a)</text:span>Un fichero .class contiene código en un lenguaje máquina.</text:p>
      <text:p text:style-name="P21">Falso, contiene código ByteCode, que se encuentra a medio camino entre el código y el lenguaje máquina (de la JVM).</text:p>
      <text:p text:style-name="P4"><text:span text:style-name="T12">b)</text:span>La máquina virtual de Java toma y traduce el bytecode en código binario.</text:p>
      <text:p text:style-name="P22">Verdadero.</text:p>
      <text:p text:style-name="P4"><text:span text:style-name="T12">c)</text:span>Los ficheros .class sólo pueden ser ejecutados en MS Windows y Linux.</text:p>
      <text:p text:style-name="P22">Falso, pueden ser ejecutados en todos los sistemas, si estos diponene se una JVM y el JRE.</text:p>
      <text:p text:style-name="P4"><text:span text:style-name="T12">d)</text:span>A la hora de instalar el entorno de ejecución de la máquina virtual Java necesitamos saber en qué SO se va a instalar</text:p>
      <text:p text:style-name="P23">Verdadero, la JVM es específica para cada sistema.</text:p>
      <text:p text:style-name="P4"><text:span text:style-name="T6">7</text:span><text:span text:style-name="T5">.-</text:span> Haz un esquema de las clasificación que se puede hacer de los lenguajes de programación y pon ejemplos para cada uno de los grupos que aparecen</text:p>
      <text:p text:style-name="P6">Según su nivel de abstracción:</text:p>
      <text:p text:style-name="_21_Respuesta">- Lenguajes de bajo nivel</text:p>
      <text:p text:style-name="_21_Respuesta">- Lenguajes de alto nivel</text:p>
      <text:p text:style-name="_21_Respuesta">Según la forma de ejecución:</text:p>
      <text:p text:style-name="_21_Respuesta">- Lenguajes compilados</text:p>
      <text:p text:style-name="_21_Respuesta">- Lenguajes interpretados</text:p>
      <text:p text:style-name="_21_Respuesta">- Máquinas Virtuales</text:p>
      <text:p text:style-name="_21_Respuesta">Según el paradigma de programación:</text:p>
      <text:p text:style-name="_21_Respuesta">- Lenguajes imperativos / estructurados</text:p>
      <text:p text:style-name="_21_Respuesta">- Lenguajes orientados a objetos</text:p>
      <text:p text:style-name="_21_Respuesta">- Lenguajes funcionales</text:p>
      <text:p text:style-name="_21_Respuesta">- Lenguajes lógicos</text:p>
      <text:p text:style-name="P8"/>
      <text:p text:style-name="P5"><text:span text:style-name="T6">8</text:span><text:span text:style-name="T5">.-</text:span> ¿Java es compilado o interpretado? Explica la respuesta</text:p>
      <text:p text:style-name="P24">Aunque previamente se compila a ByteCode, la JVM interpreta estos ficheros .class, por tanto es un lenguaje interpretado.</text:p>
      <text:p text:style-name="P10"><text:span text:style-name="T5">9.-</text:span> ¿En qué estructuras se basa la programación estructurada?</text:p>
      <text:p text:style-name="P25">En la secuencia, la selección y la iteración.</text:p>
      <text:p text:style-name="P10"><text:span text:style-name="T5">10.-</text:span> ¿Cuál es la estrategia básica de la programación orientada a objetos?</text:p>
      <text:p text:style-name="P25">Se basa en una representación de objetos del mundo real.</text:p>
      <text:p text:style-name="P11"><text:span text:style-name="T5">1</text:span><text:span text:style-name="T7">1</text:span><text:span text:style-name="T5">.-</text:span> <text:span text:style-name="T21">HTML ¿es un lenguaje de programación?</text:span></text:p>
      <text:p text:style-name="P26">No, es un lenguaje de marcas, que permite estructurar y definir sitios web.</text:p>
      <text:p text:style-name="P11"><text:span text:style-name="T5">1</text:span><text:span text:style-name="T7">2</text:span><text:span text:style-name="T5">.-</text:span> <text:span text:style-name="T21">Busca información sobre el lenguaje de programación Ada ¿Por qué Ada?</text:span></text:p>
      <text:p text:style-name="P27">Ada es un lenguaje de programación orientado a objetos y fuertemente tipado de forma estática que fue diseñado por Jean Ichbiah de CII Honeywell Bull por encargo del Departamento de Defensa de los Estados Unidos. Es un lenguaje multipropósito, orientado a objetos y concurrente, pudiendo llegar desde la facilidad de Pascal hasta la flexibilidad de C++.</text:p>
      <text:p text:style-name="P27">Fue diseñado con la seguridad en mente y con una filosofía orientada a la reducción de errores comunes y difíciles de descubrir. Para ello se basa en un tipado muy fuerte y en chequeos en tiempo de ejecución.</text:p>
      <text:p text:style-name="P41"/>
      <text:p text:style-name="P9"><text:span text:style-name="T5">EJERCICIOS UNIDAD 1 – </text:span><text:span text:style-name="T15">BLOQUE 1 – </text:span><text:span text:style-name="T25">TIPOS DE SOFTWARE</text:span></text:p>
      <text:p text:style-name="P12"><text:span text:style-name="T5">1.-</text:span> <text:span text:style-name="T21">Haz un esquema de la clasificación que se puede hacer del software y pon un par de ejemplos para cada uno de los grupos que aparecen</text:span></text:p>
      <table:table table:name="Tabla1" table:style-name="Tabla1">
        <table:table-column table:style-name="Tabla1.A"/>
        <table:table-column table:style-name="Tabla1.B"/>
        <table:table-column table:style-name="Tabla1.C"/>
        <table:table-row table:style-name="TableLine94490412288976">
          <table:table-cell table:style-name="Tabla1.A1" table:number-columns-spanned="2" office:value-type="string">
            <text:p text:style-name="P30">CLASIFICACIÓN</text:p>
          </table:table-cell>
          <table:covered-table-cell/>
          <table:table-cell table:style-name="Tabla1.C1" office:value-type="string">
            <text:p text:style-name="P30">EJEMPLOS</text:p>
          </table:table-cell>
        </table:table-row>
        <table:table-row table:style-name="TableLine94490412309600">
          <table:table-cell table:style-name="Tabla1.A4" table:number-rows-spanned="3" office:value-type="string">
            <text:p text:style-name="P29">Tipo de tarea</text:p>
          </table:table-cell>
          <table:table-cell table:style-name="Tabla1.B2" office:value-type="string">
            <text:p text:style-name="P29">De sistemas</text:p>
          </table:table-cell>
          <table:table-cell table:style-name="Tabla1.C2" office:value-type="string">
            <text:p text:style-name="P29">Windows, Linux</text:p>
          </table:table-cell>
        </table:table-row>
        <table:table-row table:style-name="TableLine94490412283232">
          <table:covered-table-cell table:style-name="Tabla1.A4"/>
          <table:table-cell table:style-name="Tabla1.B3" office:value-type="string">
            <text:p text:style-name="P29">De Programación</text:p>
          </table:table-cell>
          <table:table-cell table:style-name="Tabla1.C3" office:value-type="string">
            <text:p text:style-name="P29">Eclipse, Visual Studio</text:p>
          </table:table-cell>
        </table:table-row>
        <table:table-row table:style-name="TableLine94490412326576">
          <table:covered-table-cell table:style-name="Tabla1.A4"/>
          <table:table-cell table:style-name="Tabla1.B4" office:value-type="string">
            <text:p text:style-name="P29">De Aplicaciones</text:p>
          </table:table-cell>
          <table:table-cell table:style-name="Tabla1.C4" office:value-type="string">
            <text:p text:style-name="P29">LibreOffice, Firefox</text:p>
          </table:table-cell>
        </table:table-row>
        <table:table-row table:style-name="TableLine94490412329184">
          <table:table-cell table:style-name="Tabla1.A8" table:number-rows-spanned="4" office:value-type="string">
            <text:p text:style-name="P29">Método de distribución</text:p>
          </table:table-cell>
          <table:table-cell table:style-name="Tabla1.B8" office:value-type="string">
            <text:p text:style-name="P29">Shareware</text:p>
          </table:table-cell>
          <table:table-cell table:style-name="Tabla1.C8" office:value-type="string">
            <text:p text:style-name="P29">WinRAR, Winzip</text:p>
          </table:table-cell>
        </table:table-row>
        <table:table-row table:style-name="TableLine94490412331920">
          <table:covered-table-cell table:style-name="Tabla1.A8"/>
          <table:table-cell table:style-name="Tabla1.B8" office:value-type="string">
            <text:p text:style-name="P29">Freeware</text:p>
          </table:table-cell>
          <table:table-cell table:style-name="Tabla1.C8" office:value-type="string">
            <text:p text:style-name="P29">Firefox, GIMP</text:p>
          </table:table-cell>
        </table:table-row>
        <table:table-row table:style-name="TableLine94490412333760">
          <table:covered-table-cell table:style-name="Tabla1.A8"/>
          <table:table-cell table:style-name="Tabla1.B8" office:value-type="string">
            <text:p text:style-name="P29">Adware</text:p>
          </table:table-cell>
          <table:table-cell table:style-name="Tabla1.C8" office:value-type="string">
            <text:p text:style-name="P29">Clean Master, <text:span text:style-name="T26">Fireball</text:span></text:p>
          </table:table-cell>
        </table:table-row>
        <table:table-row table:style-name="TableLine94490412335376">
          <table:covered-table-cell table:style-name="Tabla1.A8"/>
          <table:table-cell table:style-name="Tabla1.B8" office:value-type="string">
            <text:p text:style-name="P29">De pago</text:p>
          </table:table-cell>
          <table:table-cell table:style-name="Tabla1.C8" office:value-type="string">
            <text:p text:style-name="P29">MS Office, Photoshop</text:p>
          </table:table-cell>
        </table:table-row>
        <table:table-row table:style-name="TableLine94490412336992">
          <table:table-cell table:style-name="Tabla1.A11" table:number-rows-spanned="3" office:value-type="string">
            <text:p text:style-name="P29">Licencia de distribución</text:p>
          </table:table-cell>
          <table:table-cell table:style-name="Tabla1.B10" office:value-type="string">
            <text:p text:style-name="P32">Libre</text:p>
          </table:table-cell>
          <table:table-cell table:style-name="Tabla1.C10" office:value-type="string">
            <text:p text:style-name="P33">Linux, LibreOffice</text:p>
          </table:table-cell>
        </table:table-row>
        <table:table-row table:style-name="TableLine94490412339696">
          <table:covered-table-cell table:style-name="Tabla1.A11"/>
          <table:table-cell table:style-name="Tabla1.B10" office:value-type="string">
            <text:p text:style-name="P33">Propietario</text:p>
          </table:table-cell>
          <table:table-cell table:style-name="Tabla1.C10" office:value-type="string">
            <text:p text:style-name="P33">Acrobat Reader, Steam</text:p>
          </table:table-cell>
        </table:table-row>
        <table:table-row table:style-name="TableLine94490412341312">
          <table:covered-table-cell table:style-name="Tabla1.A11"/>
          <table:table-cell table:style-name="Tabla1.B11" office:value-type="string">
            <text:p text:style-name="P33">Dominio público</text:p>
          </table:table-cell>
          <table:table-cell table:style-name="Tabla1.C11" office:value-type="string">
            <text:p text:style-name="P33">SQLite, Youtube-dl</text:p>
          </table:table-cell>
        </table:table-row>
      </table:table>
      <text:p text:style-name="P43"/>
      <text:p text:style-name="P7"><text:span text:style-name="T11">2</text:span><text:span text:style-name="T5">.-</text:span> Indica si son verdaderas o falsas las siguientes sentencias</text:p>
      <text:p text:style-name="_21_Enunciado"><text:span text:style-name="T12">a)</text:span> El mecanismo que emplean las licencias tipo GPL se le conoce como copyleft.</text:p>
      <text:p text:style-name="P39">Verdadero</text:p>
      <text:p text:style-name="_21_Enunciado"><text:span text:style-name="T12">b)</text:span> Internet Explorer gestiona sus documentos y normas de forma pública y abierta.</text:p>
      <text:p text:style-name="P39">Falso, <text:span text:style-name="T28">es software propietario.</text:span></text:p>
      <text:p text:style-name="_21_Enunciado"><text:span text:style-name="T12">c)</text:span> Linux es el único núcleo (kernel) de sistema operativo que se ha añadido a las herramientas de GNU.</text:p>
      <text:p text:style-name="P28">Falso, también se utiliza de forma menos frecuente<text:span text:style-name="T27">,</text:span> GNU Hurd.</text:p>
      <text:p text:style-name="P13"><text:span text:style-name="T8">3</text:span><text:span text:style-name="T5">.-</text:span> Indica qué opción es la correcta:</text:p>
      <text:p text:style-name="_21_Enunciado">Uno de los proyectos de sw libre más importantes y conocidos en los años 80 fue:</text:p>
      <text:p text:style-name="_21_Enunciado"><text:span text:style-name="T12">a)</text:span> TeX.</text:p>
      <text:p text:style-name="_21_Enunciado"><text:span text:style-name="T12">b)</text:span> Linux <text:span text:style-name="T13">CORRECTA</text:span></text:p>
      <text:p text:style-name="_21_Enunciado"><text:span text:style-name="T12">c)</text:span> Netscape</text:p>
      <text:p text:style-name="_21_Enunciado"><text:span text:style-name="T12">d)</text:span> Windows</text:p>
      <text:p text:style-name="_21_Enunciado"/>
      <text:p text:style-name="P38">Al conjunto de aplicaciones que se proporciona junto a GNU/Linux, incluyendo además herramientas propias para la selección, instalación o sustitución de programas, se le conoce con el nombre de:</text:p>
      <text:p text:style-name="_21_Enunciado"><text:span text:style-name="T12">a)</text:span> <text:span text:style-name="T29">I</text:span>nstalación</text:p>
      <text:p text:style-name="_21_Enunciado"><text:span text:style-name="T12">b)</text:span> <text:span text:style-name="T24">D</text:span>istribución <text:span text:style-name="T13">CORRECTA</text:span></text:p>
      <text:p text:style-name="_21_Enunciado"><text:span text:style-name="T12">c)</text:span> <text:span text:style-name="T24">C</text:span>ompilación</text:p>
      <text:p text:style-name="_21_Enunciado"><text:span text:style-name="T12">d)</text:span> <text:span text:style-name="T24">P</text:span>aquete</text:p>
      <text:p text:style-name="P14"><text:span text:style-name="T9">4</text:span><text:span text:style-name="T5">.-</text:span> <text:span text:style-name="T22">Dibuja una tabla como esta </text:span><text:span text:style-name="T23">y rellenala</text:span><text:span text:style-name="T22">:</text:span></text:p>
      <table:table table:name="Tabla2" table:style-name="Tabla2">
        <table:table-column table:style-name="Tabla2.A" table:number-columns-repeated="3"/>
        <table:table-row table:style-name="TableLine94490412367968">
          <table:table-cell table:style-name="Tabla2.A1" office:value-type="string">
            <text:p text:style-name="P31">Tipos de software</text:p>
          </table:table-cell>
          <table:table-cell table:style-name="Tabla2.A1" office:value-type="string">
            <text:p text:style-name="P31">Libre</text:p>
          </table:table-cell>
          <table:table-cell table:style-name="Tabla2.C1" office:value-type="string">
            <text:p text:style-name="P31">Propietario</text:p>
          </table:table-cell>
        </table:table-row>
        <table:table-row table:style-name="TableLine94490412405360">
          <table:table-cell table:style-name="Tabla2.B15" office:value-type="string">
            <text:p text:style-name="P34">Sistema operativo</text:p>
          </table:table-cell>
          <table:table-cell table:style-name="Tabla2.B15" office:value-type="string">
            <text:p text:style-name="P35">Ubuntu</text:p>
          </table:table-cell>
          <table:table-cell table:style-name="Tabla2.C15" office:value-type="string">
            <text:p text:style-name="P35">Windows 7</text:p>
          </table:table-cell>
        </table:table-row>
        <table:table-row table:style-name="TableLine94490412406416">
          <table:table-cell table:style-name="Tabla2.B15" office:value-type="string">
            <text:p text:style-name="P34">Cliente de correo</text:p>
          </table:table-cell>
          <table:table-cell table:style-name="Tabla2.B15" office:value-type="string">
            <text:p text:style-name="P35">Thunderbird</text:p>
          </table:table-cell>
          <table:table-cell table:style-name="Tabla2.C15" office:value-type="string">
            <text:p text:style-name="P35">Outlook</text:p>
          </table:table-cell>
        </table:table-row>
        <table:table-row table:style-name="TableLine94490412407232">
          <table:table-cell table:style-name="Tabla2.B15" office:value-type="string">
            <text:p text:style-name="P34">Antivirus</text:p>
          </table:table-cell>
          <table:table-cell table:style-name="Tabla2.B15" office:value-type="string">
            <text:p text:style-name="P52">Norton Antivirus</text:p>
          </table:table-cell>
          <table:table-cell table:style-name="Tabla2.C15" office:value-type="string">
            <text:p text:style-name="P37">DRM</text:p>
          </table:table-cell>
        </table:table-row>
        <table:table-row table:style-name="TableLine94490412408176">
          <table:table-cell table:style-name="Tabla2.B15" office:value-type="string">
            <text:p text:style-name="P34">Suite ofimática</text:p>
          </table:table-cell>
          <table:table-cell table:style-name="Tabla2.B15" office:value-type="string">
            <text:p text:style-name="P35">Open Office</text:p>
          </table:table-cell>
          <table:table-cell table:style-name="Tabla2.C15" office:value-type="string">
            <text:p text:style-name="P35">MS Office</text:p>
          </table:table-cell>
        </table:table-row>
        <table:table-row table:style-name="TableLine94490412409232">
          <table:table-cell table:style-name="Tabla2.B15" office:value-type="string">
            <text:p text:style-name="P34">Desarrollo web</text:p>
          </table:table-cell>
          <table:table-cell table:style-name="Tabla2.B15" office:value-type="string">
            <text:p text:style-name="P35">Ruby On Rails</text:p>
          </table:table-cell>
          <table:table-cell table:style-name="Tabla2.C15" office:value-type="string">
            <text:p text:style-name="P35">ASP.net</text:p>
          </table:table-cell>
        </table:table-row>
        <table:table-row table:style-name="TableLine94490412410432">
          <table:table-cell table:style-name="Tabla2.B15" office:value-type="string">
            <text:p text:style-name="P34">Base de datos</text:p>
          </table:table-cell>
          <table:table-cell table:style-name="Tabla2.B15" office:value-type="string">
            <text:p text:style-name="P35">MySQL</text:p>
          </table:table-cell>
          <table:table-cell table:style-name="Tabla2.C15" office:value-type="string">
            <text:p text:style-name="P35">MS Access</text:p>
          </table:table-cell>
        </table:table-row>
        <table:table-row table:style-name="TableLine94490412411408">
          <table:table-cell table:style-name="Tabla2.B15" office:value-type="string">
            <text:p text:style-name="P34">Chat</text:p>
          </table:table-cell>
          <table:table-cell table:style-name="Tabla2.B15" office:value-type="string">
            <text:p text:style-name="P35">GAIM</text:p>
          </table:table-cell>
          <table:table-cell table:style-name="Tabla2.C15" office:value-type="string">
            <text:p text:style-name="P35">Live Messenger</text:p>
          </table:table-cell>
        </table:table-row>
        <table:table-row table:style-name="TableLine94490412412384">
          <table:table-cell table:style-name="Tabla2.B15" office:value-type="string">
            <text:p text:style-name="P34">Compartir archivos</text:p>
          </table:table-cell>
          <table:table-cell table:style-name="Tabla2.B15" office:value-type="string">
            <text:p text:style-name="P36">Patriot</text:p>
          </table:table-cell>
          <table:table-cell table:style-name="Tabla2.C15" office:value-type="string">
            <text:p text:style-name="P35">emule</text:p>
          </table:table-cell>
        </table:table-row>
        <table:table-row table:style-name="TableLine94490412413280">
          <table:table-cell table:style-name="Tabla2.B15" office:value-type="string">
            <text:p text:style-name="P34">Reproductor multimedia</text:p>
          </table:table-cell>
          <table:table-cell table:style-name="Tabla2.B15" office:value-type="string">
            <text:p text:style-name="P35">Winamp</text:p>
          </table:table-cell>
          <table:table-cell table:style-name="Tabla2.C15" office:value-type="string">
            <text:p text:style-name="P35">Windows Media Player</text:p>
          </table:table-cell>
        </table:table-row>
        <table:table-row table:style-name="TableLine94490412414256">
          <table:table-cell table:style-name="Tabla2.B15" office:value-type="string">
            <text:p text:style-name="P34">Compresión de archivos</text:p>
          </table:table-cell>
          <table:table-cell table:style-name="Tabla2.B15" office:value-type="string">
            <text:p text:style-name="P35">7-zip</text:p>
          </table:table-cell>
          <table:table-cell table:style-name="Tabla2.C15" office:value-type="string">
            <text:p text:style-name="P35">WinZip</text:p>
          </table:table-cell>
        </table:table-row>
        <table:table-row table:style-name="TableLine94490412409968">
          <table:table-cell table:style-name="Tabla2.B15" office:value-type="string">
            <text:p text:style-name="P34">Navegador web</text:p>
          </table:table-cell>
          <table:table-cell table:style-name="Tabla2.B15" office:value-type="string">
            <text:p text:style-name="P35">Firefox</text:p>
          </table:table-cell>
          <table:table-cell table:style-name="Tabla2.C15" office:value-type="string">
            <text:p text:style-name="P35">Internet Explorer</text:p>
          </table:table-cell>
        </table:table-row>
        <table:table-row table:style-name="TableLine94490412415936">
          <table:table-cell table:style-name="Tabla2.B15" office:value-type="string">
            <text:p text:style-name="P34">Diseñador gráfico</text:p>
          </table:table-cell>
          <table:table-cell table:style-name="Tabla2.B15" office:value-type="string">
            <text:p text:style-name="P35">FreeCad</text:p>
          </table:table-cell>
          <table:table-cell table:style-name="Tabla2.C15" office:value-type="string">
            <text:p text:style-name="P35">AutoCad</text:p>
          </table:table-cell>
        </table:table-row>
        <table:table-row table:style-name="TableLine94490412416912">
          <table:table-cell table:style-name="Tabla2.B15" office:value-type="string">
            <text:p text:style-name="P34">Retoque fotográfico</text:p>
          </table:table-cell>
          <table:table-cell table:style-name="Tabla2.B15" office:value-type="string">
            <text:p text:style-name="P35">GIMP</text:p>
          </table:table-cell>
          <table:table-cell table:style-name="Tabla2.C15" office:value-type="string">
            <text:p text:style-name="P35">Adobe Photoshop</text:p>
          </table:table-cell>
        </table:table-row>
        <table:table-row table:style-name="TableLine94490412417888">
          <table:table-cell table:style-name="Tabla2.B15" office:value-type="string">
            <text:p text:style-name="P34">Antispyware</text:p>
          </table:table-cell>
          <table:table-cell table:style-name="Tabla2.B15" office:value-type="string">
            <text:p text:style-name="P35">AdAware</text:p>
          </table:table-cell>
          <table:table-cell table:style-name="Tabla2.C15" office:value-type="string">
            <text:p text:style-name="P35">Kaspersky internet security</text:p>
          </table:table-cell>
        </table:table-row>
      </table:table>
      <text:p text:style-name="P42"/>
      <text:p text:style-name="P15"><text:span text:style-name="T10">5</text:span><text:span text:style-name="T5">.-</text:span> <text:span text:style-name="T22">Se ha localizado el siguiente software privado en una máquina:</text:span></text:p>
      <table:table table:name="Tabla3" table:style-name="Tabla3">
        <table:table-column table:style-name="Tabla3.A" table:number-columns-repeated="2"/>
        <table:table-row table:style-name="TableLine94490463151776">
          <table:table-cell table:style-name="Tabla3.A1" table:number-columns-spanned="2" office:value-type="string">
            <text:p text:style-name="P55">TIPO DE SOFTWARE</text:p>
          </table:table-cell>
          <table:covered-table-cell/>
        </table:table-row>
        <table:table-row table:style-name="TableLine94490463151776">
          <table:table-cell table:style-name="Tabla3.A6" office:value-type="string">
            <text:p text:style-name="P53">Sistema Operativo</text:p>
          </table:table-cell>
          <table:table-cell table:style-name="Tabla3.B6" office:value-type="string">
            <text:p text:style-name="P53">Windows 10</text:p>
          </table:table-cell>
        </table:table-row>
        <table:table-row table:style-name="TableLine94490463151776">
          <table:table-cell table:style-name="Tabla3.A6" office:value-type="string">
            <text:p text:style-name="P53">Antivirus</text:p>
          </table:table-cell>
          <table:table-cell table:style-name="Tabla3.B6" office:value-type="string">
            <text:p text:style-name="P53">McAfee</text:p>
          </table:table-cell>
        </table:table-row>
        <table:table-row table:style-name="TableLine94490463151776">
          <table:table-cell table:style-name="Tabla3.A6" office:value-type="string">
            <text:p text:style-name="P53">Ofimática</text:p>
          </table:table-cell>
          <table:table-cell table:style-name="Tabla3.B6" office:value-type="string">
            <text:p text:style-name="P53">MS Office</text:p>
          </table:table-cell>
        </table:table-row>
        <table:table-row table:style-name="TableLine94490463151776">
          <table:table-cell table:style-name="Tabla3.A6" office:value-type="string">
            <text:p text:style-name="P53">Compresor de archivos</text:p>
          </table:table-cell>
          <table:table-cell table:style-name="Tabla3.B6" office:value-type="string">
            <text:p text:style-name="P53">WinRar</text:p>
          </table:table-cell>
        </table:table-row>
        <table:table-row table:style-name="TableLine94490463151776">
          <table:table-cell table:style-name="Tabla3.A6" office:value-type="string">
            <text:p text:style-name="P53">Grabación CD/DVD</text:p>
          </table:table-cell>
          <table:table-cell table:style-name="Tabla3.B6" office:value-type="string">
            <text:p text:style-name="P53">Nero</text:p>
          </table:table-cell>
        </table:table-row>
      </table:table>
      <text:p text:style-name="P48"/>
      <text:p text:style-name="P44"><text:span text:style-name="T12">a)</text:span> Consulta en Internet el precio de la licencia para un usuario en cada una de esas aplicaciones.</text:p>
      <text:p text:style-name="_21_Respuesta">Windows 10 Home → 145€</text:p>
      <text:p text:style-name="_21_Respuesta">McAfee → 40€ / año</text:p>
      <text:p text:style-name="_21_Respuesta">MS Office → 60€ / año</text:p>
      <text:p text:style-name="_21_Respuesta">WinRar → 36€</text:p>
      <text:p text:style-name="_21_Respuesta">Nero → 43€</text:p>
      <text:p text:style-name="P44"><text:span text:style-name="T12">b)</text:span> <text:span text:style-name="T20">Identifica qué aplicación de software libre podríamos instalar para sustituir cada una de ellas. SI es posible, elige una aplicación gratuita, si no lo es, anota el precio de la licencia.</text:span></text:p>
      <table:table table:name="Tabla4" table:style-name="Tabla4">
        <table:table-column table:style-name="Tabla4.A" table:number-columns-repeated="2"/>
        <table:table-row table:style-name="TableLine94490462002192">
          <table:table-cell table:style-name="Tabla4.A1" table:number-columns-spanned="2" office:value-type="string">
            <text:p text:style-name="P56">TIPO DE SOFTWARE</text:p>
          </table:table-cell>
          <table:covered-table-cell/>
        </table:table-row>
        <table:table-row table:style-name="TableLine94490462002192">
          <table:table-cell table:style-name="Tabla4.A6" office:value-type="string">
            <text:p text:style-name="P54">Sistema Operativo</text:p>
          </table:table-cell>
          <table:table-cell table:style-name="Tabla4.B6" office:value-type="string">
            <text:p text:style-name="P57">GNU / Linux *1</text:p>
          </table:table-cell>
        </table:table-row>
        <table:table-row table:style-name="TableLine94490462002192">
          <table:table-cell table:style-name="Tabla4.A6" office:value-type="string">
            <text:p text:style-name="P54">Antivirus</text:p>
          </table:table-cell>
          <table:table-cell table:style-name="Tabla4.B6" office:value-type="string">
            <text:p text:style-name="P57">ClamAV *2</text:p>
          </table:table-cell>
        </table:table-row>
        <table:table-row table:style-name="TableLine94490462002192">
          <table:table-cell table:style-name="Tabla4.A6" office:value-type="string">
            <text:p text:style-name="P54">Ofimática</text:p>
          </table:table-cell>
          <table:table-cell table:style-name="Tabla4.B6" office:value-type="string">
            <text:p text:style-name="P58">Libre Office</text:p>
          </table:table-cell>
        </table:table-row>
        <table:table-row table:style-name="TableLine94490462002192">
          <table:table-cell table:style-name="Tabla4.A6" office:value-type="string">
            <text:p text:style-name="P54">Compresor de archivos</text:p>
          </table:table-cell>
          <table:table-cell table:style-name="Tabla4.B6" office:value-type="string">
            <text:p text:style-name="P59">Gzip *3</text:p>
          </table:table-cell>
        </table:table-row>
        <table:table-row table:style-name="Tabla4.6">
          <table:table-cell table:style-name="Tabla4.A6" office:value-type="string">
            <text:p text:style-name="P54">Grabación CD/DVD</text:p>
          </table:table-cell>
          <table:table-cell table:style-name="Tabla4.B6" office:value-type="string">
            <text:p text:style-name="P59">Brasero *4</text:p>
          </table:table-cell>
        </table:table-row>
      </table:table>
      <text:p text:style-name="P45"><text:span text:style-name="T14"/></text:p>
      <text:p text:style-name="P50">*<text:span text:style-name="T33">1 → Por ejemplo el más popular Ubuntu</text:span></text:p>
      <text:p text:style-name="P50">*2 → Realmente no tiene mucho sentido un antivirus en GNU / Linux, <text:span text:style-name="T33">al menos hoy en día</text:span></text:p>
      <text:p text:style-name="P50">*<text:span text:style-name="T33">3 → </text:span><text:span text:style-name="T32">Ya viene instalado en </text:span><text:span text:style-name="T33">Ubuntu</text:span></text:p>
      <text:p text:style-name="P50"><text:span text:style-name="T33">*4 → </text:span><text:span text:style-name="T32">Ya viene instalado en </text:span><text:span text:style-name="T33">Ubuntu</text:span></text:p>
      <text:p text:style-name="P45"><text:span text:style-name="T14">c</text:span><text:span text:style-name="T12">)</text:span> <text:span text:style-name="T20">Compara el precio de las instalaciones.</text:span></text:p>
      <text:p text:style-name="P49"><text:span text:style-name="T20">Instalación A → </text:span></text:p>
      <text:p text:style-name="_21_Respuesta">145 + 40 + 60 + 36 + 43 = 324€ / iniciales + (100€ / año)</text:p>
      <text:p text:style-name="P46"><text:span text:style-name="T20">Instalación B → </text:span></text:p>
      <text:p text:style-name="_21_Respuesta">0€, además completamente Open Source</text:p>
      <text:p text:style-name="P47"><text:span text:style-name="T5">6.-</text:span> ¿És facebook código libre?</text:p>
      <text:p text:style-name="P51"><text:span text:style-name="T34">Si bien la gran mayoría del códi</text:span><text:span text:style-name="T31">g</text:span><text:span text:style-name="T34">o de Facebook es </text:span><text:span text:style-name="T31">cerrado, en 2008 decidieron abrir una parte de este, para que desarrolladores ajenos a la empresa pudieran mejorarlo, siempre bajo la supervisión de la compañía. </text:span></text:p>
      <text:p text:style-name="P51"><text:span text:style-name="T31">Por otra parte, los servidores de Facebook están totalmente construidos</text:span><text:span text:style-name="T30"> en sistemas </text:span><text:span text:style-name="T31">GNU/Linux</text:span><text:span text:style-name="T30">, </text:span><text:span text:style-name="T31">utilizando las herramientas LAMP.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FreeMono" svg:font-family="FreeMono" style:font-adornments="Normal" style:font-family-generic="modern" style:font-pitch="variable"/>
    <style:font-face style:name="FreeMono1" svg:font-family="FreeMono" style:font-adornments="Negrita itálica" style:font-family-generic="modern" style:font-pitch="fixed"/>
    <style:font-face style:name="FreeMono2" svg:font-family="FreeMono" style:font-adornments="Negrita" style:font-family-generic="modern" style:font-pitch="variable"/>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FreeMono1" fo:font-family="FreeMono" style:font-style-name="Negrita itálica" style:font-family-generic="modern" style:font-pitch="fixed" fo:font-size="12pt" fo:font-style="italic" fo:font-weight="bold"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_21_Enunciado" style:display-name="!Enunciado" style:family="paragraph" style:parent-style-name="Standard" style:next-style-name="_21_Respuesta" style:master-page-name="">
      <style:paragraph-properties fo:margin-top="0cm" fo:margin-bottom="0.3cm" style:contextual-spacing="false" fo:text-align="justify" style:justify-single-word="false" style:page-number="auto"/>
      <style:text-properties fo:color="#0000ff" loext:opacity="100%" style:font-name="FreeMono2" fo:font-family="FreeMono" style:font-style-name="Negrita" style:font-family-generic="modern" style:font-pitch="variable" fo:font-size="12pt" fo:font-weight="bold"/>
    </style:style>
    <style:style style:name="_21_Respuesta" style:display-name="!Respuesta" style:family="paragraph" style:parent-style-name="Standard" style:next-style-name="_21_Enunciado" style:master-page-name="">
      <style:paragraph-properties fo:margin-top="0cm" fo:margin-bottom="0.199cm" style:contextual-spacing="false" fo:text-align="justify" style:justify-single-word="false" style:page-number="auto"/>
      <style:text-properties style:font-name="FreeMono" fo:font-family="FreeMono" style:font-style-name="Normal" style:font-family-generic="modern" style:font-pitch="variable" fo:font-size="12pt"/>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M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MT1" style:family="text">
      <style:text-properties officeooo:rsid="0020446a"/>
    </style:style>
    <style:style style:name="MT2" style:family="text">
      <style:text-properties style:font-name="FreeMono4" fo:font-size="11pt" style:font-size-asian="11pt" style:font-size-complex="11pt"/>
    </style:style>
    <style:style style:name="MT3" style:family="text">
      <style:text-properties style:font-name="FreeMono4" fo:font-size="11pt" officeooo:rsid="0011b881" style:font-size-asian="11pt" style:font-size-complex="11pt"/>
    </style:style>
    <style:style style:name="MT4" style:family="text">
      <style:text-properties style:font-name="FreeMono4" fo:font-size="11pt" officeooo:rsid="001c4cd6"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master-page>
    <style:master-page style:name="HTML" style:page-layout-name="Mpm2" draw:style-name="Mdp1">
      <style:header>
        <text:p text:style-name="MP1"><text:file-name text:display="name">ejercicios_U1</text:file-name><text:s/>- <text:span text:style-name="MT1">ED</text:span></text:p>
        <text:p text:style-name="MP1"><text:date style:data-style-name="N37" text:date-value="2021-09-16T13:59:35.005000247" text:fixed="true">16/09/21</text:date></text:p>
      </style:header>
      <style:footer>
        <text:p text:style-name="MP2"><text:s text:c="3"/><text:tab/><text:span text:style-name="MT2">Página </text:span><text:span text:style-name="MT2"><text:page-number text:select-page="current">4</text:page-number></text:span><text:span text:style-name="MT2"><text:s/></text:span><text:span text:style-name="MT3">de </text:span><text:span text:style-name="MT3"><text:page-count>6</text:page-count></text:span><text:span text:style-name="MT2"><text:tab/> <text:s text:c="9"/>Víctor Piles </text:span><text:span text:style-name="MT4">6J</text:span></text:p>
      </style:foot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1"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6T10:22:00</meta:creation-date>
    <meta:editing-duration>PT1H42M59S</meta:editing-duration>
    <meta:editing-cycles>59</meta:editing-cycles>
    <meta:generator>LibreOffice/7.2.1.2$Linux_X86_64 LibreOffice_project/20$Build-2</meta:generator>
    <dc:date>2021-10-02T16:48:03.838748187</dc:date>
    <meta:document-statistic meta:table-count="4" meta:image-count="0" meta:object-count="0" meta:page-count="6" meta:paragraph-count="192" meta:word-count="1326" meta:character-count="8076" meta:non-whitespace-character-count="6915"/>
  </office:meta>
</office:document-meta>
</file>